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7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2">22/09/2024</text:date>, <text:time>07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4M50S</meta:editing-duration>
    <meta:editing-cycles>1203</meta:editing-cycles>
    <meta:generator>OpenOffice/4.1.15$Win32 OpenOffice.org_project/4115m2$Build-9813</meta:generator>
    <dc:date>2024-09-22T07:45:54.10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